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9c3" officeooo:paragraph-rsid="001739c3"/>
    </style:style>
    <style:style style:name="P2" style:family="paragraph" style:parent-style-name="Standard" style:list-style-name="L1">
      <style:text-properties officeooo:rsid="001739c3" officeooo:paragraph-rsid="001739c3"/>
    </style:style>
    <style:style style:name="P3" style:family="paragraph" style:parent-style-name="Standard" style:list-style-name="L1">
      <style:text-properties officeooo:rsid="001739c3" officeooo:paragraph-rsid="0018b271"/>
    </style:style>
    <style:style style:name="P4" style:family="paragraph" style:parent-style-name="Standard" style:list-style-name="L1">
      <style:text-properties officeooo:rsid="001739c3" officeooo:paragraph-rsid="001cf394"/>
    </style:style>
    <style:style style:name="P5" style:family="paragraph" style:parent-style-name="Standard" style:list-style-name="L1">
      <style:text-properties officeooo:rsid="0018b271" officeooo:paragraph-rsid="0018b271"/>
    </style:style>
    <style:style style:name="P6" style:family="paragraph" style:parent-style-name="Standard" style:list-style-name="L1">
      <style:text-properties officeooo:rsid="002369ae" officeooo:paragraph-rsid="002369ae"/>
    </style:style>
    <style:style style:name="P7" style:family="paragraph" style:parent-style-name="Standard" style:list-style-name="L1">
      <style:text-properties officeooo:rsid="0027ae61" officeooo:paragraph-rsid="0027ae61"/>
    </style:style>
    <style:style style:name="T1" style:family="text">
      <style:text-properties officeooo:rsid="0018b271"/>
    </style:style>
    <style:style style:name="T2" style:family="text">
      <style:text-properties officeooo:rsid="001cf394"/>
    </style:style>
    <style:style style:name="T3" style:family="text">
      <style:text-properties officeooo:rsid="001ebdc2"/>
    </style:style>
    <style:style style:name="T4" style:family="text">
      <style:text-properties officeooo:rsid="0025166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</text:p>
      <text:list xml:id="list4026656016" text:style-name="L1">
        <text:list-item>
          <text:p text:style-name="P2">verificar disponibilidad habitacion</text:p>
        </text:list-item>
        <text:list-item>
          <text:p text:style-name="P2">reservar Habitacion</text:p>
        </text:list-item>
        <text:list-item>
          <text:p text:style-name="P2">pagar alojamiento</text:p>
        </text:list-item>
        <text:list-item>
          <text:p text:style-name="P2">realizar check in</text:p>
        </text:list-item>
        <text:list-item>
          <text:p text:style-name="P2">cancelar reservacion</text:p>
        </text:list-item>
        <text:list-item>
          <text:p text:style-name="P2">liberar reservacion</text:p>
        </text:list-item>
        <text:list-item>
          <text:p text:style-name="P2">solicitar servicio habitacion</text:p>
        </text:list-item>
        <text:list-item>
          <text:p text:style-name="P5">pagar consumo restaurante al hacer check out</text:p>
        </text:list-item>
        <text:list-item>
          <text:p text:style-name="P2">extender estancia</text:p>
        </text:list-item>
        <text:list-item>
          <text:p text:style-name="P2">tomar pedido </text:p>
        </text:list-item>
        <text:list-item>
          <text:p text:style-name="P2">generar listado consumo</text:p>
        </text:list-item>
        <text:list-item>
          <text:p text:style-name="P2">añadir item menú</text:p>
        </text:list-item>
        <text:list-item>
          <text:p text:style-name="P2">editar item del menú<text:span text:style-name="T1">( se puede separar en editar cada atributo del menu)</text:span></text:p>
        </text:list-item>
        <text:list-item>
          <text:p text:style-name="P3">borrar item del menú<text:span text:style-name="T1">( se puede separar en editar cada atributo del menu)</text:span></text:p>
        </text:list-item>
        <text:list-item>
          <text:p text:style-name="P2">generar <text:span text:style-name="T2">factura</text:span></text:p>
        </text:list-item>
        <text:list-item>
          <text:p text:style-name="P4">consultar habitaciones disponibles</text:p>
        </text:list-item>
        <text:list-item>
          <text:p text:style-name="P4">consultar habitaciones ocupadas</text:p>
        </text:list-item>
        <text:list-item>
          <text:p text:style-name="P2">consultar reservaciones realizadas</text:p>
        </text:list-item>
        <text:list-item>
          <text:p text:style-name="P2">reporte de ingresos al hotel</text:p>
        </text:list-item>
        <text:list-item>
          <text:p text:style-name="P2">reporte de ingresos <text:span text:style-name="T3">por </text:span>un clien<text:span text:style-name="T3">te</text:span></text:p>
        </text:list-item>
        <text:list-item>
          <text:p text:style-name="P2">reporte <text:span text:style-name="T3">de </text:span>ingresos de habitacio<text:span text:style-name="T3">n</text:span></text:p>
        </text:list-item>
        <text:list-item>
          <text:p text:style-name="P2">reporte habitacion mas popular</text:p>
        </text:list-item>
        <text:list-item>
          <text:p text:style-name="P2">habitaciones ocupadas</text:p>
        </text:list-item>
        <text:list-item>
          <text:p text:style-name="P2">habitaciones disponibles</text:p>
        </text:list-item>
        <text:list-item>
          <text:p text:style-name="P2">consumos hechos en el restaurante</text:p>
          <text:p text:style-name="P2"/>
        </text:list-item>
        <text:list-item>
          <text:p text:style-name="P5">cambiar precio habitacion</text:p>
        </text:list-item>
        <text:list-item>
          <text:p text:style-name="P2"><text:s/>registrar cliente </text:p>
        </text:list-item>
        <text:list-item>
          <text:p text:style-name="P2"><text:s/>crear usuario</text:p>
        </text:list-item>
        <text:list-item>
          <text:p text:style-name="P2">crear habitaciones</text:p>
        </text:list-item>
        <text:list-item>
          <text:p text:style-name="P2">crear alojamiento</text:p>
        </text:list-item>
        <text:list-item>
          <text:p text:style-name="P2">inicio sesio<text:span text:style-name="T4">n</text:span></text:p>
        </text:list-item>
        <text:list-item>
          <text:p text:style-name="P5">consultar informacion cliente</text:p>
        </text:list-item>
        <text:list-item>
          <text:p text:style-name="P6">pagar dinero</text:p>
        </text:list-item>
        <text:list-item>
          <text:p text:style-name="P7">Editar Usuario</text:p>
        </text:list-item>
        <text:list-item>
          <text:p text:style-name="P7">eliminar usuario</text:p>
        </text:list-item>
        <text:list-item>
          <text:p text:style-name="P7">edita cliente</text:p>
        </text:list-item>
        <text:list-item>
          <text:p text:style-name="P7">eliminar clien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9:01:21.451603697</meta:creation-date>
    <dc:date>2018-10-13T11:23:58.358008513</dc:date>
    <meta:editing-duration>PT29M40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1" meta:paragraph-count="38" meta:word-count="166" meta:character-count="1050" meta:non-whitespace-character-count="955"/>
  </office:meta>
</office:document-meta>
</file>